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de237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de237" officeooo:paragraph-rsid="001de237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paragraph-rsid="001de237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825a1" officeooo:paragraph-rsid="002825a1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9c0ed" officeooo:paragraph-rsid="002dabe2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dabe2" officeooo:paragraph-rsid="002dabe2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327799" officeooo:paragraph-rsid="00327799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340d2d" officeooo:paragraph-rsid="00340d2d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3558a5" officeooo:paragraph-rsid="003558a5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3bfdbb" officeooo:paragraph-rsid="003bfdb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dabe2" officeooo:paragraph-rsid="002dabe2" fo:background-color="#dddddd" style:font-size-asian="14pt" style:font-size-complex="14pt"/>
    </style:style>
    <style:style style:name="P1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c0ed"/>
    </style:style>
    <style:style style:name="T3" style:family="text">
      <style:text-properties officeooo:rsid="0029c0ed" fo:background-color="#dddddd" loext:char-shading-value="0"/>
    </style:style>
    <style:style style:name="T4" style:family="text">
      <style:text-properties officeooo:rsid="00327799" fo:background-color="#dddddd" loext:char-shading-value="0"/>
    </style:style>
    <style:style style:name="T5" style:family="text">
      <style:text-properties officeooo:rsid="00340d2d" fo:background-color="#dddddd" loext:char-shading-value="0"/>
    </style:style>
    <style:style style:name="T6" style:family="text">
      <style:text-properties officeooo:rsid="003558a5" fo:background-color="#dddddd" loext:char-shading-value="0"/>
    </style:style>
    <style:style style:name="T7" style:family="text">
      <style:text-properties officeooo:rsid="003d69c8" fo:background-color="#dddddd" loext:char-shading-value="0"/>
    </style:style>
    <style:style style:name="T8" style:family="text">
      <style:text-properties officeooo:rsid="003d69c8" fo:background-color="#dddddd" loext:char-shading-value="0"/>
    </style:style>
    <style:style style:name="T9" style:family="text">
      <style:text-properties officeooo:rsid="002bbd38"/>
    </style:style>
    <style:style style:name="T10" style:family="text">
      <style:text-properties officeooo:rsid="002ef0c1"/>
    </style:style>
    <style:style style:name="T11" style:family="text">
      <style:text-properties officeooo:rsid="00327799"/>
    </style:style>
    <style:style style:name="T12" style:family="text">
      <style:text-properties officeooo:rsid="00340d2d"/>
    </style:style>
    <style:style style:name="T13" style:family="text">
      <style:text-properties officeooo:rsid="0034fbdf"/>
    </style:style>
    <style:style style:name="T14" style:family="text">
      <style:text-properties officeooo:rsid="00374b01"/>
    </style:style>
    <style:style style:name="T15" style:family="text">
      <style:text-properties officeooo:rsid="003d6485"/>
    </style:style>
    <style:style style:name="T16" style:family="text">
      <style:text-properties officeooo:rsid="003d69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Json 03</text:h>
      <text:p text:style-name="P5"><text:span text:style-name="T1">fetch -</text:span> Busca recursos de forma assíncrona na rede, ou seja, <text:span text:style-name="T2">p</text:span>ega dados de um arquivo, site ou API através de um caminho ou URL, <text:span text:style-name="T2">vai retornar uma promessa: </text:span><text:span text:style-name="T3">fetch(“ ”) </text:span></text:p>
      <text:p text:style-name="P2"/>
      <text:p text:style-name="P6"><text:span text:style-name="T1">then -</text:span> <text:span text:style-name="T9">Executa uma função quando algo (response) é retornado pra ele e retorna um objeto equivalente, </text:span><text:span text:style-name="T10">ou seja, vai receber o retorno do metodo a qual esta acoplado</text:span><text:span text:style-name="T9">. Pode receber duas funções, a primeira é se o retorno recebido for aceito (cumprido/true) e a segunda se for rejeitado (false): </text:span></text:p>
      <text:p text:style-name="P12">promessa.then((aceito) =&gt; { <text:s/>}, (rejeitado) =&gt; { <text:s/>}) </text:p>
      <text:p text:style-name="P12">promessa.then((aceito) =&gt; { <text:s/>})</text:p>
      <text:p text:style-name="P2"/>
      <text:p text:style-name="P7"><text:span text:style-name="T1">fetch e then -</text:span> <text:span text:style-name="T10">O then </text:span><text:span text:style-name="T11">vai receber o retorno do fetch, ou seja, vai receber a promessa ou resposta do fetch: </text:span><text:span text:style-name="T4">fetch(“ “).then( <text:s/>) </text:span></text:p>
      <text:p text:style-name="P3"/>
      <text:p text:style-name="P8"><text:span text:style-name="T1">json -</text:span> <text:span text:style-name="T12">Converte json em objeto javascript: </text:span><text:span text:style-name="T8">promessa</text:span><text:span text:style-name="T5">.json( <text:s/>) </text:span></text:p>
      <text:p text:style-name="P1"/>
      <text:p text:style-name="P9"><text:span text:style-name="T1">parse -</text:span> <text:span text:style-name="T13">Transforma uma string json em um objeto javascript, ou seja, converte um json para um objeto javascript: </text:span><text:span text:style-name="T6">JSON.parse( <text:s/>) </text:span></text:p>
      <text:p text:style-name="P2"/>
      <text:p text:style-name="P10"><text:span text:style-name="T1">stringify -</text:span> <text:span text:style-name="T14">Transforma um objeto javascript em uma string json, ou seja, converte um objeto javascript para json</text:span></text:p>
      <text:p text:style-name="P10"/>
      <text:p text:style-name="P11">Para o javascript json é considerado uma string, então é sempre necessario envolver todo o json com aspas (<text:span text:style-name="T15">quando for modelar json pelo javascript)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7:08:40.903223733</meta:creation-date>
    <dc:date>2023-03-09T13:27:18.378512343</dc:date>
    <meta:editing-duration>PT6H2M5S</meta:editing-duration>
    <meta:editing-cycles>23</meta:editing-cycles>
    <meta:generator>LibreOffice/7.0.4.2$Linux_X86_64 LibreOffice_project/00$Build-2</meta:generator>
    <meta:document-statistic meta:table-count="0" meta:image-count="0" meta:object-count="0" meta:page-count="1" meta:paragraph-count="10" meta:word-count="192" meta:character-count="1126" meta:non-whitespace-character-count="932"/>
  </office:meta>
</office:document-meta>
</file>